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102cm" draw:marker-start="Line_20_Arrow" draw:marker-start-width="0.33cm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022cm"/>
    </style:style>
    <style:style style:name="gr7" style:family="graphic" style:parent-style-name="standard">
      <style:graphic-properties svg:stroke-width="0.051cm" svg:stroke-color="#00008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8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0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objectwithoutfill">
      <style:graphic-properties svg:stroke-width="0.051cm" svg:stroke-color="#00008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style="normal" style:font-size-asian="14pt" style:font-style-asian="normal" style:font-size-complex="14pt" style:font-style-complex="normal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ff0000"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674cm" svg:height="0.718cm" svg:x="6.18cm" svg:y="11.979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019cm" svg:y="10.518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5.827cm" svg:y="9.148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5.682cm" svg:y="7.6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1" draw:layer="layout" svg:x1="5.537cm" svg:y1="12.705cm" svg:x2="8.467cm" svg:y2="12.713cm">
          <text:p/>
        </draw:line>
        <draw:line draw:style-name="gr2" draw:text-style-name="P1" draw:layer="layout" svg:x1="5.509cm" svg:y1="8.197cm" svg:x2="8.439cm" svg:y2="8.205cm">
          <text:p/>
        </draw:line>
        <draw:line draw:style-name="gr2" draw:text-style-name="P1" draw:layer="layout" svg:x1="5.509cm" svg:y1="9.765cm" svg:x2="8.439cm" svg:y2="9.773cm">
          <text:p/>
        </draw:line>
        <draw:line draw:style-name="gr2" draw:text-style-name="P1" draw:layer="layout" svg:x1="5.509cm" svg:y1="11.189cm" svg:x2="8.439cm" svg:y2="11.197cm">
          <text:p/>
        </draw:line>
        <draw:path draw:style-name="gr3" draw:text-style-name="P1" draw:layer="layout" svg:width="8.555cm" svg:height="9.946cm" svg:x="5.609cm" svg:y="3.494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4" draw:text-style-name="P3" draw:layer="layout" svg:width="1.602cm" svg:height="0.907cm" svg:x="3.848cm" svg:y="12.341cm">
          <draw:text-box>
            <text:p text:style-name="P2"><text:span text:style-name="T1">v</text:span><text:span text:style-name="T2"> = 0</text:span></text:p>
          </draw:text-box>
        </draw:frame>
        <draw:frame draw:style-name="gr4" draw:text-style-name="P3" draw:layer="layout" svg:width="1.602cm" svg:height="0.907cm" svg:x="3.849cm" svg:y="10.741cm">
          <draw:text-box>
            <text:p text:style-name="P2"><text:span text:style-name="T1">v</text:span><text:span text:style-name="T2"> = 1</text:span></text:p>
          </draw:text-box>
        </draw:frame>
        <draw:frame draw:style-name="gr4" draw:text-style-name="P3" draw:layer="layout" svg:width="1.602cm" svg:height="0.907cm" svg:x="3.85cm" svg:y="9.341cm">
          <draw:text-box>
            <text:p text:style-name="P2"><text:span text:style-name="T1">v</text:span><text:span text:style-name="T2"> = 2</text:span></text:p>
          </draw:text-box>
        </draw:frame>
        <draw:frame draw:style-name="gr4" draw:text-style-name="P3" draw:layer="layout" svg:width="1.602cm" svg:height="0.907cm" svg:x="3.851cm" svg:y="7.741cm">
          <draw:text-box>
            <text:p text:style-name="P2"><text:span text:style-name="T1">v</text:span><text:span text:style-name="T2"> = 3</text:span></text:p>
          </draw:text-box>
        </draw:frame>
        <draw:line draw:style-name="gr5" draw:text-style-name="P1" draw:layer="layout" svg:x1="2.445cm" svg:y1="3.377cm" svg:x2="2.502cm" svg:y2="23.922cm">
          <text:p/>
        </draw:line>
        <draw:frame draw:style-name="gr4" draw:text-style-name="P4" draw:layer="layout" svg:width="0.925cm" svg:height="0.962cm" svg:x="1.25cm" svg:y="3.235cm">
          <draw:text-box>
            <text:p text:style-name="P2"><text:span text:style-name="T3">E</text:span></text:p>
          </draw:text-box>
        </draw:frame>
        <draw:path draw:style-name="gr1" draw:text-style-name="P1" draw:layer="layout" svg:width="1.674cm" svg:height="0.718cm" svg:x="6.181cm" svg:y="22.38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02cm" svg:y="20.919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5.828cm" svg:y="19.549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5.683cm" svg:y="18.01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1" draw:layer="layout" svg:x1="5.538cm" svg:y1="23.106cm" svg:x2="8.468cm" svg:y2="23.114cm">
          <text:p/>
        </draw:line>
        <draw:line draw:style-name="gr2" draw:text-style-name="P1" draw:layer="layout" svg:x1="5.51cm" svg:y1="18.598cm" svg:x2="8.44cm" svg:y2="18.606cm">
          <text:p/>
        </draw:line>
        <draw:line draw:style-name="gr2" draw:text-style-name="P1" draw:layer="layout" svg:x1="5.51cm" svg:y1="20.166cm" svg:x2="8.44cm" svg:y2="20.174cm">
          <text:p/>
        </draw:line>
        <draw:line draw:style-name="gr2" draw:text-style-name="P1" draw:layer="layout" svg:x1="5.51cm" svg:y1="21.59cm" svg:x2="8.44cm" svg:y2="21.598cm">
          <text:p/>
        </draw:line>
        <draw:path draw:style-name="gr3" draw:text-style-name="P1" draw:layer="layout" svg:width="8.555cm" svg:height="9.946cm" svg:x="5.61cm" svg:y="13.895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4" draw:text-style-name="P3" draw:layer="layout" svg:width="1.695cm" svg:height="0.907cm" svg:x="3.849cm" svg:y="22.742cm">
          <draw:text-box>
            <text:p text:style-name="P2"><text:span text:style-name="T1">v</text:span><text:span text:style-name="T4">'</text:span><text:span text:style-name="T2"> = 0</text:span></text:p>
          </draw:text-box>
        </draw:frame>
        <draw:frame draw:style-name="gr4" draw:text-style-name="P3" draw:layer="layout" svg:width="1.695cm" svg:height="0.907cm" svg:x="3.85cm" svg:y="21.142cm">
          <draw:text-box>
            <text:p text:style-name="P2"><text:span text:style-name="T1">v</text:span><text:span text:style-name="T4">'</text:span><text:span text:style-name="T2"> = 1</text:span></text:p>
          </draw:text-box>
        </draw:frame>
        <draw:frame draw:style-name="gr4" draw:text-style-name="P3" draw:layer="layout" svg:width="1.696cm" svg:height="0.907cm" svg:x="3.851cm" svg:y="19.742cm">
          <draw:text-box>
            <text:p text:style-name="P2"><text:span text:style-name="T1">v</text:span><text:span text:style-name="T4">' </text:span><text:span text:style-name="T2">= 2</text:span></text:p>
          </draw:text-box>
        </draw:frame>
        <draw:frame draw:style-name="gr4" draw:text-style-name="P3" draw:layer="layout" svg:width="1.695cm" svg:height="0.907cm" svg:x="3.852cm" svg:y="18.142cm">
          <draw:text-box>
            <text:p text:style-name="P2"><text:span text:style-name="T1">v</text:span><text:span text:style-name="T4">'</text:span><text:span text:style-name="T2"> = 3</text:span></text:p>
          </draw:text-box>
        </draw:frame>
        <draw:frame draw:style-name="gr6" draw:layer="layout" svg:width="4.964cm" svg:height="0.962cm" svg:x="8.799cm" svg:y="19.524cm">
          <draw:text-box>
            <text:p>Ground state</text:p>
          </draw:text-box>
        </draw:frame>
        <draw:frame draw:style-name="gr6" draw:layer="layout" svg:width="4.964cm" svg:height="0.962cm" svg:x="8.799cm" svg:y="9.124cm">
          <draw:text-box>
            <text:p>Excited state</text:p>
          </draw:text-box>
        </draw:frame>
        <draw:line draw:style-name="gr7" draw:text-style-name="P1" draw:layer="layout" svg:x1="6.985cm" svg:y1="12.702cm" svg:x2="7.094cm" svg:y2="23.133cm">
          <text:p/>
        </draw:line>
        <draw:line draw:style-name="gr8" draw:text-style-name="P1" draw:layer="layout" svg:x1="7.286cm" svg:y1="11.203cm" svg:x2="7.395cm" svg:y2="21.634cm">
          <text:p/>
        </draw:line>
        <draw:line draw:style-name="gr9" draw:text-style-name="P1" draw:layer="layout" svg:x1="6.387cm" svg:y1="9.804cm" svg:x2="6.496cm" svg:y2="20.235cm">
          <text:p/>
        </draw:line>
        <draw:frame draw:style-name="gr4" draw:layer="layout" svg:width="6.737cm" svg:height="1.094cm" svg:x="18.353cm" svg:y="12.23cm">
          <draw:text-box>
            <text:p>If only <text:span text:style-name="T5">v</text:span> = 0 populated</text:p>
          </draw:text-box>
        </draw:frame>
        <draw:line draw:style-name="gr10" draw:text-style-name="P1" draw:layer="layout" svg:x1="18.571cm" svg:y1="6.24cm" svg:x2="18.593cm" svg:y2="11.401cm">
          <text:p/>
        </draw:line>
        <draw:line draw:style-name="gr10" draw:text-style-name="P1" draw:layer="layout" svg:x1="24.956cm" svg:y1="11.401cm" svg:x2="18.593cm" svg:y2="11.401cm">
          <text:p/>
        </draw:line>
        <draw:path draw:style-name="gr11" draw:text-style-name="P1" draw:layer="layout" svg:width="0.48cm" svg:height="2.713cm" svg:x="21.195cm" svg:y="8.689cm" svg:viewBox="0 0 481 2714" svg:d="m0 2688c79-578 99-812 99-812l83-1442 55-434 36 291 52 807 64 982 92 634">
          <text:p/>
        </draw:path>
        <draw:frame draw:style-name="gr4" draw:text-style-name="P5" draw:layer="layout" svg:width="3.012cm" svg:height="0.806cm" svg:x="19.908cm" svg:y="11.569cm">
          <draw:text-box>
            <text:p><text:span text:style-name="T6">wavelength</text:span></text:p>
          </draw:text-box>
        </draw:frame>
        <draw:frame draw:style-name="gr4" draw:text-style-name="P5" draw:layer="layout" svg:width="2.356cm" svg:height="0.806cm" draw:transform="rotate (1.56486220733782) translate (17.557cm 9.931cm)">
          <draw:text-box>
            <text:p><text:span text:style-name="T6">Intensity</text:span></text:p>
          </draw:text-box>
        </draw:frame>
        <draw:frame draw:style-name="gr4" draw:layer="layout" svg:width="7.14cm" svg:height="1.094cm" svg:x="18.354cm" svg:y="20.73cm">
          <draw:text-box>
            <text:p>If many <text:span text:style-name="T5">v</text:span> are populated</text:p>
          </draw:text-box>
        </draw:frame>
        <draw:line draw:style-name="gr10" draw:text-style-name="P1" draw:layer="layout" svg:x1="18.572cm" svg:y1="14.74cm" svg:x2="18.594cm" svg:y2="19.901cm">
          <text:p/>
        </draw:line>
        <draw:line draw:style-name="gr10" draw:text-style-name="P1" draw:layer="layout" svg:x1="24.957cm" svg:y1="19.901cm" svg:x2="18.594cm" svg:y2="19.901cm">
          <text:p/>
        </draw:line>
        <draw:path draw:style-name="gr11" draw:text-style-name="P1" draw:layer="layout" svg:width="0.48cm" svg:height="2.713cm" svg:x="21.196cm" svg:y="17.189cm" svg:viewBox="0 0 481 2714" svg:d="m0 2688c79-578 99-812 99-812l83-1442 55-434 36 291 52 807 64 982 92 634">
          <text:p/>
        </draw:path>
        <draw:frame draw:style-name="gr4" draw:text-style-name="P5" draw:layer="layout" svg:width="3.012cm" svg:height="0.806cm" svg:x="19.909cm" svg:y="20.069cm">
          <draw:text-box>
            <text:p><text:span text:style-name="T6">wavelength</text:span></text:p>
          </draw:text-box>
        </draw:frame>
        <draw:frame draw:style-name="gr4" draw:text-style-name="P5" draw:layer="layout" svg:width="2.356cm" svg:height="0.806cm" draw:transform="rotate (1.56486220733782) translate (17.558cm 18.431cm)">
          <draw:text-box>
            <text:p><text:span text:style-name="T6">Intensity</text:span></text:p>
          </draw:text-box>
        </draw:frame>
        <draw:line draw:style-name="gr2" draw:text-style-name="P1" draw:layer="layout" svg:x1="15.556cm" svg:y1="4.195cm" svg:x2="15.578cm" svg:y2="24.444cm">
          <text:p/>
        </draw:line>
        <draw:path draw:style-name="gr12" draw:text-style-name="P1" draw:layer="layout" svg:width="0.48cm" svg:height="2.713cm" svg:x="21.097cm" svg:y="17.189cm" svg:viewBox="0 0 481 2714" svg:d="m0 2688c79-578 99-812 99-812l83-1442 55-434 36 291 52 807 64 982 92 634">
          <text:p/>
        </draw:path>
        <draw:path draw:style-name="gr13" draw:text-style-name="P1" draw:layer="layout" svg:width="0.48cm" svg:height="2.713cm" svg:x="20.998cm" svg:y="17.189cm" svg:viewBox="0 0 481 2714" svg:d="m0 2688c79-578 99-812 99-812l83-1442 55-434 36 291 52 807 64 982 92 634">
          <text:p/>
        </draw:path>
        <draw:frame draw:style-name="gr4" draw:text-style-name="P6" draw:layer="layout" svg:width="4.964cm" svg:height="0.725cm" svg:x="19.34cm" svg:y="16.157cm">
          <draw:text-box>
            <text:p><text:span text:style-name="T7">nearly overlapping lines</text:span></text:p>
          </draw:text-box>
        </draw:frame>
        <draw:frame draw:style-name="gr4" draw:text-style-name="P7" draw:layer="layout" svg:width="8.901cm" svg:height="1.305cm" svg:x="10.721cm" svg:y="1.747cm">
          <draw:text-box>
            <text:p><text:span text:style-name="T8">Equal </text:span><text:span text:style-name="T9">R</text:span><text:span text:style-name="T10">e</text:span><text:span text:style-name="T8"> in both states</text:span></text:p>
          </draw:text-box>
        </draw:frame>
        <draw:line draw:style-name="gr14" draw:text-style-name="P1" draw:layer="layout" svg:x1="11.022cm" svg:y1="2.894cm" svg:x2="19.379cm" svg:y2="2.884cm">
          <text:p/>
        </draw:line>
        <draw:line draw:style-name="gr5" draw:text-style-name="P1" draw:layer="layout" svg:x1="13.189cm" svg:y1="24.013cm" svg:x2="2.503cm" svg:y2="23.923cm">
          <text:p/>
        </draw:line>
        <draw:frame draw:style-name="gr4" draw:text-style-name="P4" draw:layer="layout" svg:width="0.959cm" svg:height="0.962cm" svg:x="12.387cm" svg:y="24.333cm">
          <draw:text-box>
            <text:p><text:span text:style-name="T3">R</text:span></text:p>
          </draw:text-box>
        </draw:frame>
        <draw:line draw:style-name="gr15" draw:text-style-name="P1" draw:layer="layout" svg:x1="7.016cm" svg:y1="23.532cm" svg:x2="7.016cm" svg:y2="24.334cm">
          <text:p/>
        </draw:line>
        <draw:frame draw:style-name="gr4" draw:text-style-name="P8" draw:layer="layout" svg:width="1.162cm" svg:height="1.114cm" svg:x="6.588cm" svg:y="24.333cm">
          <draw:text-box>
            <text:p><text:span text:style-name="T11">R</text:span><text:span text:style-name="T1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initial-creator>Jussi Eloranta</meta:initial-creator>
    <meta:creation-date>2007-12-23T01:27:53</meta:creation-date>
    <dc:creator>Jussi Eloranta</dc:creator>
    <dc:date>2011-01-10T14:29:05</dc:date>
    <meta:editing-cycles>38</meta:editing-cycles>
    <meta:editing-duration>PT1H4M36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